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189d" officeooo:paragraph-rsid="000a189d"/>
    </style:style>
    <style:style style:name="P2" style:family="paragraph" style:parent-style-name="Standard">
      <style:paragraph-properties fo:text-align="start" style:justify-single-word="false"/>
      <style:text-properties officeooo:rsid="000a189d" officeooo:paragraph-rsid="000a189d"/>
    </style:style>
    <style:style style:name="P3" style:family="paragraph" style:parent-style-name="Text_20_body">
      <style:paragraph-properties fo:text-align="start" style:justify-single-word="false"/>
      <style:text-properties officeooo:rsid="000a189d" officeooo:paragraph-rsid="000a189d"/>
    </style:style>
    <style:style style:name="P4" style:family="paragraph" style:parent-style-name="Text_20_body">
      <style:paragraph-properties fo:text-align="start" style:justify-single-word="false"/>
      <style:text-properties officeooo:paragraph-rsid="000a189d"/>
    </style:style>
    <style:style style:name="T1" style:family="text">
      <style:text-properties officeooo:rsid="000a189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о содержании питомца</text:p>
      <text:p text:style-name="P1"/>
      <text:p text:style-name="P1"/>
      <text:p text:style-name="P3"><text:span text:style-name="Emphasis">1. Фото животного (отдельным файлом в чат-боте)</text:span></text:p>
      <text:p text:style-name="P4"><text:span text:style-name="Emphasis"><text:span text:style-name="T1">Здесь:</text:span></text:span></text:p>
      <text:p text:style-name="P4"><text:span text:style-name="Emphasis">- Рацион животного:</text:span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>- Общее самочувствие и привыкание к новому месту:</text:span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>- Изменение в поведении: отказ от старых привычек, приобретение новых:</text:span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4"><text:span text:style-name="Emphasis"/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14:14:06.377843159</meta:creation-date>
    <dc:date>2023-01-04T14:19:34.404589637</dc:date>
    <meta:editing-duration>PT5M40S</meta:editing-duration>
    <meta:editing-cycles>1</meta:editing-cycles>
    <meta:document-statistic meta:table-count="0" meta:image-count="0" meta:object-count="0" meta:page-count="1" meta:paragraph-count="6" meta:word-count="33" meta:character-count="217" meta:non-whitespace-character-count="190"/>
    <meta:generator>LibreOffice/6.4.7.2$Linux_X86_64 LibreOffice_project/40$Build-2</meta:generator>
  </office:meta>
</office:document-meta>
</file>